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5669-12-10" calcext:value-type="date">
            <text:p>10/12/69</text:p>
          </table:table-cell>
          <table:table-cell table:style-name="ce5" table:formula="of:=SUM([.B3:.B361])" office:value-type="float" office:value="66.25" calcext:value-type="float">
            <text:p>66.3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12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22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13:04.484148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7-11-22T17:36:52.933667779</dc:date>
    <meta:editing-duration>P13DT23H44M12S</meta:editing-duration>
    <meta:editing-cycles>352</meta:editing-cycles>
    <meta:generator>LibreOffice/4.2.8.2$Linux_X86_64 LibreOffice_project/420m0$Build-2</meta:generator>
    <meta:document-statistic meta:table-count="1" meta:cell-count="211" meta:object-count="0"/>
  </office:meta>
</office:document-meta>
</file>